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0BA00000020CC33221A.eps"/>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visib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color="#ffff66" draw:textarea-horizontal-align="justify" draw:textarea-vertical-align="middle" draw:auto-grow-height="false" draw:shadow="visibl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fill-color="#3deb3d" draw:textarea-horizontal-align="justify" draw:textarea-vertical-align="middle" draw:auto-grow-height="false" draw:shadow="visib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2" draw:layer="layout" svg:width="1.781cm" svg:height="0.989cm" svg:x="6.165cm" svg:y="7.6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id="id8" draw:layer="layout" svg:width="1.78cm" svg:height="0.989cm" svg:x="10.918cm" svg:y="7.6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id="id1" draw:layer="layout" svg:width="1.781cm" svg:height="0.989cm" svg:x="8.541cm" svg:y="7.6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 draw:text-style-name="P1" draw:layer="layout" svg:x1="8.541cm" svg:y1="8.172cm" svg:x2="7.946cm" svg:y2="8.172cm" draw:start-shape="id1" draw:start-glue-point="5" draw:end-shape="id2" draw:end-glue-point="7" svg:d="m8541 8172h-595">
          <text:p/>
        </draw:connector>
        <draw:custom-shape draw:style-name="gr3" draw:text-style-name="P1" draw:id="id3" draw:layer="layout" svg:width="1.781cm" svg:height="0.989cm" svg:x="6.165cm" svg:y="10.059cm">
          <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 draw:text-style-name="P1" draw:layer="layout" svg:x1="7.056cm" svg:y1="10.059cm" svg:x2="7.056cm" svg:y2="8.667cm" draw:start-shape="id3" draw:start-glue-point="4" draw:end-shape="id2" draw:end-glue-point="6" svg:d="m7056 10059v-1392">
          <text:p/>
        </draw:connector>
        <draw:connector draw:style-name="gr4" draw:text-style-name="P1" draw:layer="layout" svg:x1="10.621cm" svg:y1="10.059cm" svg:x2="9.432cm" svg:y2="8.667cm" draw:start-shape="id4" draw:start-glue-point="5" draw:end-shape="id1" draw:end-glue-point="6" svg:d="m10621 10059v-547h-1189v-845">
          <text:p/>
        </draw:connector>
        <draw:connector draw:style-name="gr2" draw:text-style-name="P1" draw:layer="layout" svg:x1="9.432cm" svg:y1="6.291cm" svg:x2="9.432cm" svg:y2="7.678cm" draw:start-shape="id5" draw:start-glue-point="6" draw:end-shape="id1" draw:end-glue-point="4" svg:d="m9432 6291v1387">
          <text:p/>
        </draw:connector>
        <draw:connector draw:style-name="gr2" draw:text-style-name="P1" draw:layer="layout" svg:x1="11.808cm" svg:y1="6.291cm" svg:x2="9.432cm" svg:y2="7.678cm" draw:start-shape="id6" draw:start-glue-point="6" draw:end-shape="id1" draw:end-glue-point="4" svg:d="m11808 6291v843h-2376v544">
          <text:p/>
        </draw:connector>
        <draw:connector draw:style-name="gr2" draw:text-style-name="P1" draw:layer="layout" svg:x1="7.016cm" svg:y1="6.291cm" svg:x2="9.432cm" svg:y2="7.678cm" draw:start-shape="id7" draw:start-glue-point="6" draw:end-shape="id1" draw:end-glue-point="4" svg:d="m7016 6291v843h2416v544">
          <text:p/>
        </draw:connector>
        <draw:custom-shape draw:style-name="gr3" draw:text-style-name="P1" draw:id="id4" draw:layer="layout" svg:width="1.78cm" svg:height="0.989cm" svg:x="9.731cm" svg:y="10.059cm">
          <text:p/>
          <draw:enhanced-geometry svg:viewBox="0 0 88 21600" draw:mirror-horizontal="false" draw:mirror-vertical="false" draw:glue-points="44 ?f6 44 0 0 10800 44 21600 88 10800" draw:text-areas="0 ?f6 88 ?f3" draw:type="can" draw:modifiers="4205.9976009596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1" draw:layer="layout" svg:x1="11.808cm" svg:y1="8.667cm" svg:x2="10.621cm" svg:y2="10.059cm" draw:start-shape="id8" draw:start-glue-point="6" draw:end-shape="id4" draw:end-glue-point="5" svg:d="m11808 8667v845h-1187v547">
          <text:p/>
        </draw:connector>
        <draw:connector draw:style-name="gr2" draw:text-style-name="P1" draw:layer="layout" svg:x1="11.808cm" svg:y1="6.291cm" svg:x2="11.808cm" svg:y2="7.678cm" draw:start-shape="id6" draw:start-glue-point="6" draw:end-shape="id8" draw:end-glue-point="4" svg:d="m11808 6291v1387">
          <text:p/>
        </draw:connector>
        <draw:custom-shape draw:style-name="gr5" draw:text-style-name="P1" draw:id="id7" draw:layer="layout" svg:width="1.78cm" svg:height="0.989cm" svg:x="6.126cm" svg:y="5.302cm">
          <text:p text:style-name="P1"/>
          <text:p text:style-name="P1"/>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1" draw:id="id6" draw:layer="layout" svg:width="1.78cm" svg:height="0.989cm" svg:x="10.918cm" svg:y="5.3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1" draw:id="id5" draw:layer="layout" svg:width="1.781cm" svg:height="0.989cm" svg:x="8.541cm" svg:y="5.3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1" draw:layer="layout" svg:width="6.561cm" svg:height="1.128cm" svg:x="19.239cm" svg:y="4cm">
          <draw:image xlink:href="Pictures/20000002000000BA00000020CC33221A.eps" xlink:type="simple" xlink:show="embed" xlink:actuate="onLoad">
            <text:p/>
          </draw:image>
        </draw:frame>
        <draw:custom-shape draw:style-name="gr3" draw:text-style-name="P1" draw:id="id9" draw:layer="layout" svg:width="4.5cm" svg:height="2.5cm" svg:x="21.3cm" svg:y="5.8cm">
          <text:p text:style-name="P1">OpenVAS</text:p>
          <text:p text:style-name="P1">NVT Feed</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7" draw:text-style-name="P1" draw:id="id10" draw:layer="layout" svg:width="4cm" svg:height="2cm" svg:x="14.8cm" svg:y="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svg:x1="21.3cm" svg:y1="7.05cm" svg:x2="18.8cm" svg:y2="7.3cm" draw:start-shape="id9" draw:start-glue-point="5" draw:end-shape="id10" draw:end-glue-point="1" svg:d="m21300 7050h-1250v250h-1250">
          <text:p/>
        </draw:connector>
        <draw:connector draw:style-name="gr2" draw:text-style-name="P1" draw:layer="layout" draw:line-skew="2.477cm" svg:x1="14.8cm" svg:y1="7.3cm" svg:x2="7.056cm" svg:y2="10.97cm" draw:start-shape="id10" draw:start-glue-point="3" draw:end-shape="id3" draw:end-glue-point="6" svg:d="m14800 7300h-800v4545h-6944v-875">
          <text:p/>
        </draw:connector>
        <draw:rect draw:style-name="gr8" draw:text-style-name="P1" draw:layer="layout" svg:width="7.9cm" svg:height="8.5cm" svg:x="5.5cm" svg:y="4cm">
          <text:p/>
        </draw:rect>
        <draw:frame draw:style-name="gr9" draw:layer="layout" svg:width="3.321cm" svg:height="0.962cm" svg:x="8cm" svg:y="4.1cm">
          <draw:text-box>
            <text:p>OpenVAS </text:p>
          </draw:text-box>
        </draw:frame>
        <draw:custom-shape draw:style-name="gr5" draw:text-style-name="P1" draw:id="id11" draw:layer="layout" svg:width="4.5cm" svg:height="2.5cm" svg:x="21.3cm" svg:y="9.9cm">
          <text:p text:style-name="P1">Greenbone</text:p>
          <text:p text:style-name="P1">Sec. Feed</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10" draw:text-style-name="P1" draw:layer="layout" svg:x1="21.3cm" svg:y1="11.15cm" svg:x2="16.8cm" svg:y2="8.3cm" draw:start-shape="id11" draw:start-glue-point="5" draw:end-shape="id10" draw:end-glue-point="2" svg:d="m21300 11150h-4500v-2850">
          <text:p/>
        </draw:connector>
        <draw:frame draw:style-name="gr9" draw:layer="layout" svg:width="3.495cm" svg:height="0.962cm" draw:transform="rotate (1.5707963267946) translate (13.838cm 11.8cm)">
          <draw:text-box>
            <text:p>Daily Sync</text:p>
          </draw:text-box>
        </draw:frame>
        <draw:frame draw:style-name="gr9" draw:layer="layout" svg:width="1.806cm" svg:height="0.962cm" svg:x="19cm" svg:y="6.238cm">
          <draw:text-box>
            <text:p>Free</text:p>
          </draw:text-box>
        </draw:frame>
        <draw:frame draw:style-name="gr9" draw:layer="layout" svg:width="3.88cm" svg:height="0.962cm" svg:x="17.1cm" svg:y="10.338cm">
          <draw:text-box>
            <text:p>Commercia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agner Jan-Oliver</meta:initial-creator>
    <meta:creation-date>2010-11-26T18:39:17</meta:creation-date>
    <dc:date>2010-11-29T09:48:47</dc:date>
    <dc:creator>Jan-Oliver Wagner</dc:creator>
    <meta:editing-duration>PT03H08M04S</meta:editing-duration>
    <meta:editing-cycles>12</meta:editing-cycles>
    <meta:generator>OpenOffice.org/3.2$Linux OpenOffice.org_project/320m18$Build-9502</meta:generator>
    <meta:document-statistic meta:object-count="28"/>
  </office:meta>
</office:document-meta>
</file>